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34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number-columns-repeated="2" office:value-type="string">
            <text:p>Compatible</text:p>
          </table:table-cell>
          <table:table-cell table:number-columns-repeated="2" office:value-type="string">
            <text:p>Incompati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</text:p>
          </table:table-cell>
          <table:table-cell office:value-type="string">
            <text:p>Avg</text:p>
          </table:table-cell>
          <table:table-cell office:value-type="string">
            <text:p>Sum</text:p>
          </table:table-cell>
          <table:table-cell office:value-type="string">
            <text:p>Avg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72">
            <text:p>272</text:p>
          </table:table-cell>
          <table:table-cell office:value-type="float" office:value="0.0272">
            <text:p>0.03</text:p>
          </table:table-cell>
          <table:table-cell office:value-type="float" office:value="213">
            <text:p>213</text:p>
          </table:table-cell>
          <table:table-cell office:value-type="float" office:value="0.0213">
            <text:p>0.02</text:p>
          </table:table-cell>
          <table:table-cell table:number-columns-repeated="2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6">
            <text:p>216</text:p>
          </table:table-cell>
          <table:table-cell office:value-type="float" office:value="0.024">
            <text:p>0.02</text:p>
          </table:table-cell>
          <table:table-cell office:value-type="float" office:value="227">
            <text:p>227</text:p>
          </table:table-cell>
          <table:table-cell office:value-type="float" office:value="0.0252">
            <text:p>0.03</text:p>
          </table:table-cell>
          <table:table-cell table:number-columns-repeated="2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8">
            <text:p>248</text:p>
          </table:table-cell>
          <table:table-cell office:value-type="float" office:value="0.031">
            <text:p>0.03</text:p>
          </table:table-cell>
          <table:table-cell office:value-type="float" office:value="420">
            <text:p>420</text:p>
          </table:table-cell>
          <table:table-cell office:value-type="float" office:value="0.0525">
            <text:p>0.05</text:p>
          </table:table-cell>
          <table:table-cell table:number-columns-repeated="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25">
            <text:p>325</text:p>
          </table:table-cell>
          <table:table-cell office:value-type="float" office:value="0.0464">
            <text:p>0.05</text:p>
          </table:table-cell>
          <table:table-cell office:value-type="float" office:value="512">
            <text:p>512</text:p>
          </table:table-cell>
          <table:table-cell office:value-type="float" office:value="0.073">
            <text:p>0.07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60">
            <text:p>560</text:p>
          </table:table-cell>
          <table:table-cell office:value-type="float" office:value="0.0933">
            <text:p>0.09</text:p>
          </table:table-cell>
          <table:table-cell office:value-type="float" office:value="1122">
            <text:p>1122</text:p>
          </table:table-cell>
          <table:table-cell office:value-type="float" office:value="0.187">
            <text:p>0.19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08">
            <text:p>708</text:p>
          </table:table-cell>
          <table:table-cell office:value-type="float" office:value="0.1416">
            <text:p>0.14</text:p>
          </table:table-cell>
          <table:table-cell office:value-type="float" office:value="1851">
            <text:p>1851</text:p>
          </table:table-cell>
          <table:table-cell office:value-type="float" office:value="0.3702">
            <text:p>0.37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37">
            <text:p>1237</text:p>
          </table:table-cell>
          <table:table-cell office:value-type="float" office:value="0.30925">
            <text:p>0.31</text:p>
          </table:table-cell>
          <table:table-cell office:value-type="float" office:value="23602">
            <text:p>23602</text:p>
          </table:table-cell>
          <table:table-cell office:value-type="float" office:value="5.9005">
            <text:p>5.9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457">
            <text:p>3457</text:p>
          </table:table-cell>
          <table:table-cell office:value-type="float" office:value="1.15233">
            <text:p>1.15</text:p>
          </table:table-cell>
          <table:table-cell office:value-type="float" office:value="118073">
            <text:p>118073</text:p>
          </table:table-cell>
          <table:table-cell office:value-type="float" office:value="39.5766">
            <text:p>39.58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5002">
            <text:p>15002</text:p>
          </table:table-cell>
          <table:table-cell office:value-type="float" office:value="7.501">
            <text:p>7.5</text:p>
          </table:table-cell>
          <table:table-cell office:value-type="float" office:value="495911">
            <text:p>495911</text:p>
          </table:table-cell>
          <table:table-cell office:value-type="float" office:value="247.955">
            <text:p>247.96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44734">
            <text:p>344734</text:p>
          </table:table-cell>
          <table:table-cell office:value-type="float" office:value="344.734">
            <text:p>344.73</text:p>
          </table:table-cell>
          <table:table-cell office:value-type="float" office:value="1463507">
            <text:p>1463507</text:p>
          </table:table-cell>
          <table:table-cell office:value-type="float" office:value="1463.507">
            <text:p>1463.51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62450">
            <text:p>662450</text:p>
          </table:table-cell>
          <table:table-cell office:value-type="float" office:value="736.0555">
            <text:p>736.06</text:p>
          </table:table-cell>
          <table:table-cell office:value-type="float" office:value="3507004">
            <text:p>3507004</text:p>
          </table:table-cell>
          <table:table-cell office:value-type="float" office:value="3896.6711">
            <text:p>3896.67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921286">
            <text:p>921286</text:p>
          </table:table-cell>
          <table:table-cell office:value-type="float" office:value="1151.6075">
            <text:p>1151.61</text:p>
          </table:table-cell>
          <table:table-cell office:value-type="float" office:value="1979183">
            <text:p>1979183</text:p>
          </table:table-cell>
          <table:table-cell office:value-type="float" office:value="2473.97875">
            <text:p>2473.9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589697">
            <text:p>1589697</text:p>
          </table:table-cell>
          <table:table-cell office:value-type="float" office:value="2270.995714">
            <text:p>2271</text:p>
          </table:table-cell>
          <table:table-cell office:value-type="float" office:value="5476084">
            <text:p>5476084</text:p>
          </table:table-cell>
          <table:table-cell office:value-type="float" office:value="7822.977143">
            <text:p>7822.98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694345">
            <text:p>2694345</text:p>
          </table:table-cell>
          <table:table-cell office:value-type="float" office:value="4490.575">
            <text:p>4490.58</text:p>
          </table:table-cell>
          <table:table-cell office:value-type="float" office:value="3392757">
            <text:p>3392757</text:p>
          </table:table-cell>
          <table:table-cell office:value-type="float" office:value="5654.595">
            <text:p>5654.6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  <draw:frame table:end-cell-address="Sheet2.G37" table:end-x="1.2862in" table:end-y="0.1591in" draw:z-index="0" draw:style-name="gr1" draw:text-style-name="P1" svg:width="6.7469in" svg:height="3.561in" svg:x="0in" svg:y="0.1539in">
              <draw:object draw:notify-on-update-of-ranges="Sheet2.A1:Sheet2.A2 Sheet2.A3:Sheet2.A17 Sheet2.B1:Sheet2.B2 Sheet2.B3:Sheet2.B17 Sheet2.D1:Sheet2.D2 Sheet2.D3:Sheet2.D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7089035">
            <text:p>7089035</text:p>
          </table:table-cell>
          <table:table-cell office:value-type="float" office:value="14178.07">
            <text:p>14178.07</text:p>
          </table:table-cell>
          <table:table-cell office:value-type="float" office:value="7123338">
            <text:p>7123338</text:p>
          </table:table-cell>
          <table:table-cell office:value-type="float" office:value="14246.676">
            <text:p>14246.68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1">
          <table:table-cell>
            <draw:frame table:end-cell-address="Sheet2.G58" table:end-x="1.3228in" table:end-y="0.1634in" draw:z-index="1" draw:style-name="gr1" draw:text-style-name="P1" svg:width="6.7835in" svg:height="3.5429in" svg:x="0in" svg:y="0.1764in">
              <draw:object draw:notify-on-update-of-ranges="Sheet2.A3:Sheet2.A17 Sheet2.C1:Sheet2.C2 Sheet2.C3:Sheet2.C17 Sheet2.E1:Sheet2.E2 Sheet2.E3:Sheet2.E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in" fo:margin-left="0.25in" fo:margin-right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11/30/2013</text:date>, <text:time>20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8S</meta:editing-duration>
    <meta:editing-cycles>23</meta:editing-cycles>
    <meta:generator>OpenOffice/4.0.1$Win32 OpenOffice.org_project/401m5$Build-9714</meta:generator>
    <dc:date>2013-11-30T20:02:15.39</dc:date>
    <dc:creator>Tim Jaroch</dc:creator>
    <meta:document-statistic meta:table-count="3" meta:cell-count="8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38cm" svg:height="9.046cm" xlink:href=".." xlink:type="simple" chart:class="chart:line" chart:style-name="ch1">
        <chart:legend svg:x="5.129cm" svg:y="0.68cm" style:legend-expansion="custom" chartooo:width="7.56cm" chartooo:height="0.624cm" style:legend-expansion-aspect-ratio="12.1153846153846" chart:style-name="ch2"/>
        <chart:plot-area chart:style-name="ch3" table:cell-range-address="Sheet2.A1:Sheet2.B17 Sheet2.D1:Sheet2.D17" chart:data-source-has-labels="both" svg:x="1.38cm" svg:y="1.664cm" svg:width="15.074cm" svg:height="6.194cm">
          <chartooo:coordinate-region svg:x="2.927cm" svg:y="1.876cm" svg:width="13.247cm" svg:height="5.309cm"/>
          <chart:axis chart:dimension="x" chart:name="primary-x" chart:style-name="ch4" chartooo:axis-type="auto">
            <chartooo:date-scale/>
            <chart:title svg:x="8.37cm" svg:y="8.039cm" chart:style-name="ch5">
              <text:p>Blocks</text:p>
            </chart:title>
            <chart:categories table:cell-range-address="Sheet2.A3:Sheet2.A17"/>
          </chart:axis>
          <chart:axis chart:dimension="y" chart:name="primary-y" chart:style-name="ch4">
            <chart:title svg:x="0.451cm" svg:y="6.221cm" chart:style-name="ch6">
              <text:p>Total Runtime (ms)</text:p>
            </chart:title>
            <chart:grid chart:style-name="ch7" chart:class="major"/>
          </chart:axis>
          <chart:series chart:style-name="ch8" chart:values-cell-range-address="Sheet2.B3:Sheet2.B17" chart:label-cell-address="Sheet2.B1:Sheet2.B2" chart:class="chart:line">
            <chart:data-point chart:repeated="15"/>
          </chart:series>
          <chart:series chart:style-name="ch9" chart:values-cell-range-address="Sheet2.D3:Sheet2.D17" chart:label-cell-address="Sheet2.D1:Sheet2.D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tible Sum</text:p>
                <text:list>
                  <text:list-item>
                    <text:p>Compatible</text:p>
                  </text:list-item>
                  <text:list-item>
                    <text:p>Sum</text:p>
                  </text:list-item>
                </text:list>
                <draw:g>
                  <svg:desc>Sheet2.B1:Sheet2.B2</svg:desc>
                </draw:g>
              </table:table-cell>
              <table:table-cell office:value-type="string">
                <text:p>Incompatible Sum</text:p>
                <text:list>
                  <text:list-item>
                    <text:p>Incompatible</text:p>
                  </text:list-item>
                  <text:list-item>
                    <text:p>Sum</text:p>
                  </text:list-item>
                </text:list>
                <draw:g>
                  <svg:desc>Sheet2.D1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A3:Sheet2.A17</svg:desc>
                </draw:g>
              </table:table-cell>
              <table:table-cell office:value-type="float" office:value="272">
                <text:p>272</text:p>
                <draw:g>
                  <svg:desc>Sheet2.B3:Sheet2.B17</svg:desc>
                </draw:g>
              </table:table-cell>
              <table:table-cell office:value-type="float" office:value="213">
                <text:p>213</text:p>
                <draw:g>
                  <svg:desc>Sheet2.D3:Sheet2.D17</svg:desc>
                </draw:g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16">
                <text:p>21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48">
                <text:p>24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25">
                <text:p>3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60">
                <text:p>560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08">
                <text:p>70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37">
                <text:p>1237</text:p>
              </table:table-cell>
              <table:table-cell office:value-type="float" office:value="23602">
                <text:p>2360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457">
                <text:p>3457</text:p>
              </table:table-cell>
              <table:table-cell office:value-type="float" office:value="118073">
                <text:p>11807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02">
                <text:p>15002</text:p>
              </table:table-cell>
              <table:table-cell office:value-type="float" office:value="495911">
                <text:p>4959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4734">
                <text:p>344734</text:p>
              </table:table-cell>
              <table:table-cell office:value-type="float" office:value="1463507">
                <text:p>146350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62450">
                <text:p>662450</text:p>
              </table:table-cell>
              <table:table-cell office:value-type="float" office:value="3507004">
                <text:p>35070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21286">
                <text:p>921286</text:p>
              </table:table-cell>
              <table:table-cell office:value-type="float" office:value="1979183">
                <text:p>19791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89697">
                <text:p>1589697</text:p>
              </table:table-cell>
              <table:table-cell office:value-type="float" office:value="5476084">
                <text:p>54760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694345">
                <text:p>2694345</text:p>
              </table:table-cell>
              <table:table-cell office:value-type="float" office:value="3392757">
                <text:p>339275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089035">
                <text:p>7089035</text:p>
              </table:table-cell>
              <table:table-cell office:value-type="float" office:value="7123338">
                <text:p>7123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31cm" svg:height="9cm" xlink:href=".." xlink:type="simple" chart:class="chart:line" chart:style-name="ch1">
        <chart:legend chart:legend-position="top" svg:x="4.994cm" svg:y="0.68cm" style:legend-expansion="wide" chart:style-name="ch2"/>
        <chart:plot-area chart:style-name="ch3" table:cell-range-address="Sheet2.A3:Sheet2.A17 Sheet2.C1:Sheet2.C17 Sheet2.E1:Sheet2.E17" chart:data-source-has-labels="both" svg:x="1.382cm" svg:y="1.664cm" svg:width="15.161cm" svg:height="6.148cm">
          <chartooo:coordinate-region svg:x="2.559cm" svg:y="1.876cm" svg:width="13.704cm" svg:height="5.263cm"/>
          <chart:axis chart:dimension="x" chart:name="primary-x" chart:style-name="ch4" chartooo:axis-type="auto">
            <chartooo:date-scale/>
            <chart:title svg:x="8.415cm" svg:y="7.993cm" chart:style-name="ch5">
              <text:p>Blocks</text:p>
            </chart:title>
            <chart:categories table:cell-range-address="Sheet2.A3:Sheet2.A17"/>
          </chart:axis>
          <chart:axis chart:dimension="y" chart:name="primary-y" chart:style-name="ch4">
            <chart:title svg:x="0.451cm" svg:y="6.131cm" chart:style-name="ch6">
              <text:p> Avg Runtime (ms)</text:p>
            </chart:title>
            <chart:grid chart:style-name="ch7" chart:class="major"/>
          </chart:axis>
          <chart:series chart:style-name="ch8" chart:values-cell-range-address="Sheet2.C3:Sheet2.C17" chart:label-cell-address="Sheet2.C1:Sheet2.C2" chart:class="chart:line">
            <chart:data-point chart:repeated="15"/>
          </chart:series>
          <chart:series chart:style-name="ch9" chart:values-cell-range-address="Sheet2.E3:Sheet2.E17" chart:label-cell-address="Sheet2.E1:Sheet2.E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tible Avg</text:p>
                <text:list>
                  <text:list-item>
                    <text:p>Compatible</text:p>
                  </text:list-item>
                  <text:list-item>
                    <text:p>Avg</text:p>
                  </text:list-item>
                </text:list>
                <draw:g>
                  <svg:desc>Sheet2.C1:Sheet2.C2</svg:desc>
                </draw:g>
              </table:table-cell>
              <table:table-cell office:value-type="string">
                <text:p>Incompatible Avg</text:p>
                <text:list>
                  <text:list-item>
                    <text:p>Incompatible</text:p>
                  </text:list-item>
                  <text:list-item>
                    <text:p>Avg</text:p>
                  </text:list-item>
                </text:list>
                <draw:g>
                  <svg:desc>Sheet2.E1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A3:Sheet2.A17</svg:desc>
                </draw:g>
              </table:table-cell>
              <table:table-cell office:value-type="float" office:value="0.0272">
                <text:p>0.0272</text:p>
                <draw:g>
                  <svg:desc>Sheet2.C3:Sheet2.C17</svg:desc>
                </draw:g>
              </table:table-cell>
              <table:table-cell office:value-type="float" office:value="0.0213">
                <text:p>0.0213</text:p>
                <draw:g>
                  <svg:desc>Sheet2.E3:Sheet2.E17</svg:desc>
                </draw:g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24">
                <text:p>0.024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31">
                <text:p>0.031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464">
                <text:p>0.046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933">
                <text:p>0.093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416">
                <text:p>0.1416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30925">
                <text:p>0.30925</text:p>
              </table:table-cell>
              <table:table-cell office:value-type="float" office:value="5.9005">
                <text:p>5.90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15233">
                <text:p>1.15233</text:p>
              </table:table-cell>
              <table:table-cell office:value-type="float" office:value="39.5766">
                <text:p>39.57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501">
                <text:p>7.501</text:p>
              </table:table-cell>
              <table:table-cell office:value-type="float" office:value="247.955">
                <text:p>247.9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4.734">
                <text:p>344.734</text:p>
              </table:table-cell>
              <table:table-cell office:value-type="float" office:value="1463.507">
                <text:p>1463.50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36.0555">
                <text:p>736.0555</text:p>
              </table:table-cell>
              <table:table-cell office:value-type="float" office:value="3896.6711">
                <text:p>3896.671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151.6075">
                <text:p>1151.6075</text:p>
              </table:table-cell>
              <table:table-cell office:value-type="float" office:value="2473.97875">
                <text:p>2473.978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70.995714">
                <text:p>2270.995714</text:p>
              </table:table-cell>
              <table:table-cell office:value-type="float" office:value="7822.977143">
                <text:p>7822.97714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490.575">
                <text:p>4490.575</text:p>
              </table:table-cell>
              <table:table-cell office:value-type="float" office:value="5654.595">
                <text:p>5654.5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178.07">
                <text:p>14178.07</text:p>
              </table:table-cell>
              <table:table-cell office:value-type="float" office:value="14246.676">
                <text:p>14246.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